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mbedded object (OLE) 1" draw:style-name="gr1" draw:text-style-name="P1" svg:width="1.987cm" svg:height="0.475cm" svg:x="0cm" svg:y="0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2" draw:style-name="gr1" draw:text-style-name="P1" svg:width="0.897cm" svg:height="0.475cm" svg:x="4.516cm" svg:y="0.903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embedded object (OLE) 3" draw:style-name="gr1" draw:text-style-name="P1" svg:width="0.742cm" svg:height="0.475cm" svg:x="6.773cm" svg:y="0.903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embedded object (OLE) 4" draw:style-name="gr1" draw:text-style-name="P1" svg:width="1.989cm" svg:height="0.475cm" svg:x="0cm" svg:y="3.612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embedded object (OLE) 5" draw:style-name="gr1" draw:text-style-name="P1" svg:width="0.742cm" svg:height="0.475cm" svg:x="4.571cm" svg:y="4.506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embedded object (OLE) 6" draw:style-name="gr1" draw:text-style-name="P1" svg:width="0.899cm" svg:height="0.475cm" svg:x="6.773cm" svg:y="4.516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name="embedded object (OLE) 7" draw:style-name="gr1" draw:text-style-name="P1" svg:width="6.943cm" svg:height="0.565cm" svg:x="11.289cm" svg:y="0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name="embedded object (OLE) 8" draw:style-name="gr1" draw:text-style-name="P1" svg:width="6.661cm" svg:height="0.511cm" svg:x="11.289cm" svg:y="5.41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/>
          <table:table-cell table:number-columns-repeated="4"/>
          <table:table-cell table:style-name="ce2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Inputs</text:p>
          </table:table-cell>
          <table:table-cell/>
          <table:table-cell office:value-type="string" calcext:value-type="string">
            <text:p>Outputs</text:p>
          </table:table-cell>
          <table:table-cell table:number-columns-repeated="2"/>
          <table:table-cell office:value-type="string" calcext:value-type="string">
            <text:p>Inputs</text:p>
          </table:table-cell>
          <table:table-cell table:number-columns-repeated="2"/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uts</text:p>
          </table:table-cell>
          <table:table-cell/>
          <table:table-cell office:value-type="string" calcext:value-type="string">
            <text:p>Outpu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number-columns-spanned="2" table:number-rows-spanned="1"/>
          <table:covered-table-cell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Inputs</text:p>
          </table:table-cell>
          <table:table-cell table:number-columns-repeated="2"/>
          <table:table-cell office:value-type="string" calcext:value-type="string">
            <text:p>Outpu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45.989200366</meta:creation-date>
    <dc:date>2024-09-27T16:02:25.550557681</dc:date>
    <meta:editing-duration>PT57M40S</meta:editing-duration>
    <meta:editing-cycles>2</meta:editing-cycles>
    <meta:generator>LibreOffice/24.2.6.2$Linux_X86_64 LibreOffice_project/420$Build-2</meta:generator>
    <meta:document-statistic meta:table-count="1" meta:cell-count="116" meta:object-count="8"/>
  </office:meta>
</office:document-meta>
</file>

<file path=Object 1/content.xml><?xml version="1.0" encoding="utf-8"?>
<math xmlns="http://www.w3.org/1998/Math/MathML" display="block">
  <semantics>
    <mrow>
      <mover accent="true">
        <mrow>
          <mi>A</mi>
          <mo stretchy="false">+</mo>
          <mi>B</mi>
        </mrow>
        <mo>¯</mo>
      </mover>
      <mo stretchy="false">=</mo>
      <mrow>
        <mover accent="true">
          <mi>A</mi>
          <mo>¯</mo>
        </mover>
        <mo stretchy="false">⋅</mo>
        <mover accent="true">
          <mi>B</mi>
          <mo>¯</mo>
        </mover>
      </mrow>
    </mrow>
    <annotation encoding="StarMath 5.0">overline {A+B} = overline A cdot overline B</annotation>
  </semantics>
</math>
</file>

<file path=Object 2/content.xml><?xml version="1.0" encoding="utf-8"?>
<math xmlns="http://www.w3.org/1998/Math/MathML" display="block">
  <semantics>
    <mover accent="true">
      <mrow>
        <mi>A</mi>
        <mo stretchy="false">+</mo>
        <mi>B</mi>
      </mrow>
      <mo>¯</mo>
    </mover>
    <annotation encoding="StarMath 5.0">overline {A+B}</annotation>
  </semantics>
</math>
</file>

<file path=Object 3/content.xml><?xml version="1.0" encoding="utf-8"?>
<math xmlns="http://www.w3.org/1998/Math/MathML" display="block">
  <semantics>
    <mrow>
      <mover accent="true">
        <mi>A</mi>
        <mo>¯</mo>
      </mover>
      <mo stretchy="false">⋅</mo>
      <mover accent="true">
        <mi>B</mi>
        <mo>¯</mo>
      </mover>
    </mrow>
    <annotation encoding="StarMath 5.0">overline A cdot overline B</annotation>
  </semantics>
</math>
</file>

<file path=Object 4/content.xml><?xml version="1.0" encoding="utf-8"?>
<math xmlns="http://www.w3.org/1998/Math/MathML" display="block">
  <semantics>
    <mrow>
      <mover accent="true">
        <mrow>
          <mi>A</mi>
          <mo stretchy="false">⋅</mo>
          <mi>B</mi>
        </mrow>
        <mo>¯</mo>
      </mover>
      <mo stretchy="false">=</mo>
      <mrow>
        <mover accent="true">
          <mi>A</mi>
          <mo>¯</mo>
        </mover>
        <mo stretchy="false">+</mo>
        <mover accent="true">
          <mi>B</mi>
          <mo>¯</mo>
        </mover>
      </mrow>
    </mrow>
    <annotation encoding="StarMath 5.0">overline {A cdot B} = overline A + overline B</annotation>
  </semantics>
</math>
</file>

<file path=Object 5/content.xml><?xml version="1.0" encoding="utf-8"?>
<math xmlns="http://www.w3.org/1998/Math/MathML" display="block">
  <semantics>
    <mover accent="true">
      <mrow>
        <mi>A</mi>
        <mo stretchy="false">⋅</mo>
        <mi>B</mi>
      </mrow>
      <mo>¯</mo>
    </mover>
    <annotation encoding="StarMath 5.0">overline {A cdot B}</annotation>
  </semantics>
</math>
</file>

<file path=Object 6/content.xml><?xml version="1.0" encoding="utf-8"?>
<math xmlns="http://www.w3.org/1998/Math/MathML" display="block">
  <semantics>
    <mrow>
      <mover accent="true">
        <mi>A</mi>
        <mo>¯</mo>
      </mover>
      <mo stretchy="false">+</mo>
      <mover accent="true">
        <mi>B</mi>
        <mo>¯</mo>
      </mover>
    </mrow>
    <annotation encoding="StarMath 5.0">overline A + overline B</annotation>
  </semantics>
</math>
</file>

<file path=Object 7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fence="true" form="prefix" stretchy="false">(</mo>
              <mrow>
                <mrow>
                  <mi>A</mi>
                  <mi>×</mi>
                  <mi>B</mi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i>A</mi>
                  <mi>×</mi>
                  <mi>C</mi>
                </mrow>
              </mrow>
              <mo fence="true" form="postfix" stretchy="false">)</mo>
            </mrow>
            <mo stretchy="false">+</mo>
            <mrow>
              <mo fence="true" form="prefix" stretchy="false">(</mo>
              <mrow>
                <mrow>
                  <mi>B</mi>
                  <mi>×</mi>
                  <mi>C</mi>
                </mrow>
              </mrow>
              <mo fence="true" form="postfix" stretchy="false">)</mo>
            </mrow>
          </mrow>
        </mrow>
        <mo fence="true" form="postfix" stretchy="false">)</mo>
      </mrow>
      <mi>×</mi>
      <mover accent="true">
        <mrow>
          <mo fence="true" form="prefix" stretchy="false">(</mo>
          <mrow>
            <mrow>
              <mi>A</mi>
              <mi>×</mi>
              <mi>B</mi>
              <mi>×</mi>
              <mi>C</mi>
            </mrow>
          </mrow>
          <mo fence="true" form="postfix" stretchy="false">)</mo>
        </mrow>
        <mo>¯</mo>
      </mover>
    </mrow>
    <annotation encoding="StarMath 5.0">((A×B)+(A×C)+(B×C))×overline(A×B×C)</annotation>
  </semantics>
</math>
</file>

<file path=Object 8/content.xml><?xml version="1.0" encoding="utf-8"?>
<math xmlns="http://www.w3.org/1998/Math/MathML" display="block">
  <semantics>
    <mrow>
      <mo fence="true" form="prefix" stretchy="false">(</mo>
      <mrow>
        <mrow>
          <mrow>
            <mo fence="true" form="prefix" stretchy="false">(</mo>
            <mrow>
              <mrow>
                <mi>A</mi>
                <mi>×</mi>
                <mi>B</mi>
                <mi>×</mi>
                <mover accent="true">
                  <mi>C</mi>
                  <mo>¯</mo>
                </mover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i>A</mi>
                <mi>×</mi>
                <mover accent="true">
                  <mi>B</mi>
                  <mo>¯</mo>
                </mover>
                <mi>×</mi>
                <mi>C</mi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over accent="true">
                  <mi>A</mi>
                  <mo>¯</mo>
                </mover>
                <mi>×</mi>
                <mi>B</mi>
                <mi>×</mi>
                <mi>C</mi>
              </mrow>
            </mrow>
            <mo fence="true" form="postfix" stretchy="false">)</mo>
          </mrow>
        </mrow>
      </mrow>
      <mo fence="true" form="postfix" stretchy="false">)</mo>
    </mrow>
    <annotation encoding="StarMath 5.0">((A×B× overline C)+(A× overline B ×C)+(overline A×B×C))</annotation>
  </semantics>
</math>
</file>